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Párrafodelista" style:list-style-name="LFO1" style:family="paragraph">
      <style:text-properties fo:font-size="16pt" style:font-size-asian="16pt" style:font-size-complex="16pt"/>
    </style:style>
    <style:style style:name="P6" style:parent-style-name="Párrafodelista" style:list-style-name="LFO1" style:family="paragraph">
      <style:text-properties fo:font-size="16pt" style:font-size-asian="16pt" style:font-size-complex="16pt"/>
    </style:style>
    <style:style style:name="P7" style:parent-style-name="Párrafodelista" style:list-style-name="LFO1" style:family="paragraph">
      <style:text-properties fo:font-size="16pt" style:font-size-asian="16pt" style:font-size-complex="16pt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size="16pt" style:font-size-asian="16pt" style:font-size-complex="16pt"/>
    </style:style>
    <style:style style:name="T10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1" style:parent-style-name="Fuentedepárrafopredeter." style:family="text">
      <style:text-properties fo:font-size="16pt" style:font-size-asian="16pt" style:font-size-complex="16pt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size="16pt" style:font-size-asian="16pt" style:font-size-complex="16pt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size="16pt" style:font-size-asian="16pt" style:font-size-complex="16pt"/>
    </style:style>
    <style:style style:name="T17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20" style:parent-style-name="Fuentedepárrafopredeter.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21" style:parent-style-name="Fuentedepárrafopredeter." style:family="text">
      <style:text-properties fo:font-size="16pt" style:font-size-asian="16pt" style:font-size-complex="16pt"/>
    </style:style>
    <style:style style:name="T22" style:parent-style-name="Fuentedepárrafopredeter." style:family="text">
      <style:text-properties fo:font-style="italic" style:font-style-asian="italic" fo:font-size="16pt" style:font-size-asian="16pt" style:font-size-complex="16pt"/>
    </style:style>
    <style:style style:name="T23" style:parent-style-name="Fuentedepárrafopredeter.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ITERACIÓN #3</text:p>
      <text:p text:style-name="P2">CASO DE USO: Pago de sanción</text:p>
      <text:p text:style-name="P3">Especificación de requisitos</text:p>
      <text:p text:style-name="P4"/>
      <text:list text:style-name="LFO1" text:continue-numbering="true">
        <text:list-item>
          <text:p text:style-name="P5">Se añadirá una nueva columna “Estado” a la tabla SANCIONES de la base de datos de la DGT. Cada celda en esta<text:s/>columna se inicializará como “No pagada”.</text:p>
        </text:list-item>
        <text:list-item>
          <text:p text:style-name="P6">El sistema debe poder recuperar los puntos actuales de un conductor usando el DNI del mismo para buscarlo en la tabla CONDUCTORES de la base de datos.</text:p>
        </text:list-item>
        <text:list-item>
          <text:p text:style-name="P7">El sistema debe poder restar de los puntos actuales de un conductor los puntos correspondientes a la sanción a tramitar, y guardar la nueva cantidad en la entrada correspondiente del conductor en la tabla CONDUCTORES.</text:p>
        </text:list-item>
        <text:list-item>
          <text:p text:style-name="P8"><text:span text:style-name="T9">En ningún momento puede la cantidad de puntos<text:s/></text:span><text:span text:style-name="T10">ser menor que 0</text:span><text:span text:style-name="T11">.</text:span></text:p>
        </text:list-item>
        <text:list-item>
          <text:p text:style-name="P12"><text:span text:style-name="T13">El sistema debe poder cambiar el estad</text:span><text:span text:style-name="T14">o de una sanción en la tabla SANCIONES a “Pagada”.</text:span></text:p>
        </text:list-item>
        <text:list-item>
          <text:p text:style-name="P15"><text:span text:style-name="T16">Internamente, el sistema codificará el estado de una sanción como un<text:s/></text:span><text:span text:style-name="T17">booleano</text:span><text:span text:style-name="T18"><text:s/></text:span><text:span text:style-name="T19">que se iniciará a<text:s/></text:span><text:span text:style-name="T20">false</text:span><text:span text:style-name="T21">, de modo que el estado se cambiará a<text:s/></text:span><text:span text:style-name="T22">true</text:span><text:span text:style-name="T23"><text:s/>cuando la sanción se haya pagad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16T15:29:00Z</meta:creation-date>
    <dc:date>2016-11-16T19:11:00Z</dc:date>
    <meta:template xlink:href="Normal" xlink:type="simple"/>
    <meta:editing-cycles>2</meta:editing-cycles>
    <meta:editing-duration>PT3060S</meta:editing-duration>
    <meta:document-statistic meta:page-count="1" meta:paragraph-count="1" meta:word-count="141" meta:character-count="921" meta:row-count="6" meta:non-whitespace-character-count="781"/>
  </office:meta>
</office:document-meta>
</file>